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entury Schoolbook" svg:font-family="'Century Schoolbook'" style:font-family-generic="roman" style:font-pitch="variable"/>
    <style:font-face style:name="Century Schoolbook1" svg:font-family="'Century Schoolboo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officeooo:paragraph-rsid="001ebd57"/>
    </style:style>
    <style:style style:name="P2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officeooo:paragraph-rsid="0020169b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text-align="justify" style:justify-single-word="false" fo:text-indent="1.27cm" style:auto-text-indent="false" fo:background-color="#ffffff"/>
      <style:text-properties officeooo:paragraph-rsid="0020169b"/>
    </style:style>
    <style:style style:name="P4" style:family="paragraph" style:parent-style-name="Standard">
      <style:text-properties officeooo:paragraph-rsid="001ebd57"/>
    </style:style>
    <style:style style:name="P5" style:family="paragraph" style:parent-style-name="Standard">
      <style:paragraph-properties fo:text-align="center" style:justify-single-word="false"/>
      <style:text-properties officeooo:paragraph-rsid="0020169b"/>
    </style:style>
    <style:style style:name="P6" style:family="paragraph" style:parent-style-name="Standard">
      <style:text-properties style:font-name="Century Schoolbook" fo:language="ru" fo:country="RU" fo:font-weight="bold" officeooo:paragraph-rsid="0020169b" style:font-weight-asian="bold" style:font-name-complex="Century Schoolbook1" style:font-weight-complex="bold"/>
    </style:style>
    <style:style style:name="P7" style:family="paragraph" style:parent-style-name="Standard">
      <style:text-properties fo:language="ru" fo:country="RU" officeooo:paragraph-rsid="0020169b"/>
    </style:style>
    <style:style style:name="P8" style:family="paragraph" style:parent-style-name="Text_20_body" style:list-style-name="L1"/>
    <style:style style:name="P9" style:family="paragraph" style:parent-style-name="Text_20_body">
      <style:text-properties officeooo:paragraph-rsid="001ebd57"/>
    </style:style>
    <style:style style:name="P10" style:family="paragraph" style:parent-style-name="Text_20_body" style:list-style-name="L2"/>
    <style:style style:name="P11" style:family="paragraph" style:parent-style-name="Text_20_body">
      <loext:graphic-properties draw:fill="solid" draw:fill-color="#ffffff"/>
      <style:paragraph-properties fo:margin-left="0cm" fo:margin-right="0cm" fo:margin-top="0cm" fo:margin-bottom="0cm" style:contextual-spacing="false" fo:text-align="justify" style:justify-single-word="false" fo:text-indent="1.251cm" style:auto-text-indent="false" fo:background-color="#ffffff"/>
      <style:text-properties officeooo:paragraph-rsid="001ebd57"/>
    </style:style>
    <style:style style:name="P12" style:family="paragraph" style:parent-style-name="rtejustify">
      <loext:graphic-properties draw:fill="solid" draw:fill-color="#ffffff"/>
      <style:paragraph-properties fo:margin-left="0cm" fo:margin-right="0cm" fo:margin-top="0cm" fo:margin-bottom="0cm" style:contextual-spacing="false" fo:text-align="justify" style:justify-single-word="false" fo:text-indent="1.251cm" style:auto-text-indent="false" fo:background-color="#ffffff"/>
      <style:text-properties officeooo:paragraph-rsid="001ebd57"/>
    </style:style>
    <style:style style:name="T1" style:family="text">
      <style:text-properties fo:language="ru" fo:country="RU"/>
    </style:style>
    <style:style style:name="T2" style:family="text">
      <style:text-properties fo:font-size="14pt" fo:font-style="italic" style:font-size-asian="14pt" style:font-style-asian="italic" style:font-size-complex="9pt" style:font-style-complex="italic"/>
    </style:style>
    <style:style style:name="T3" style:family="text">
      <style:text-properties fo:font-size="14pt" fo:font-style="italic" fo:font-weight="normal" style:font-size-asian="14pt" style:font-style-asian="italic" style:font-weight-asian="normal" style:font-size-complex="9pt" style:font-style-complex="italic" style:font-weight-complex="normal"/>
    </style:style>
    <style:style style:name="T4" style:family="text">
      <style:text-properties fo:font-size="14pt" fo:font-weight="normal" style:font-size-asian="14pt" style:font-weight-asian="normal" style:font-size-complex="9pt" style:font-weight-complex="normal"/>
    </style:style>
    <style:style style:name="T5" style:family="text">
      <style:text-properties fo:font-size="14pt" fo:font-style="normal" fo:font-weight="normal" style:font-size-asian="14pt" style:font-style-asian="normal" style:font-weight-asian="normal" style:font-size-complex="9pt" style:font-style-complex="normal" style:font-weight-complex="normal"/>
    </style:style>
    <style:style style:name="T6" style:family="text">
      <style:text-properties fo:font-size="14pt" fo:language="ru" fo:country="RU" fo:font-style="normal" fo:font-weight="normal" style:font-size-asian="14pt" style:font-style-asian="normal" style:font-weight-asian="normal" style:font-size-complex="9pt" style:font-style-complex="normal" style:font-weight-complex="normal"/>
    </style:style>
    <style:style style:name="T7" style:family="text">
      <style:text-properties fo:font-size="14pt" fo:language="ru" fo:country="RU" fo:font-style="italic" fo:font-weight="normal" style:font-size-asian="14pt" style:font-style-asian="italic" style:font-weight-asian="normal" style:font-size-complex="9pt" style:font-style-complex="italic" style:font-weight-complex="normal"/>
    </style:style>
    <style:style style:name="T8" style:family="text">
      <style:text-properties style:font-name="Century Schoolbook" fo:language="ru" fo:country="RU" fo:font-weight="bold" style:font-weight-asian="bold" style:font-name-complex="Century Schoolbook1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5 мая 2019 года Иванов Иван Иванович зарегистрировал брак с Петровой Светланой Петровной. Через 2 месяца после заключения брака у Иванова была обнаружена ВИЧ-инфекции и он узнал, что заразился от своей жены Светланы, которая уже более года знает, что является носителем ВИЧ-инфекции.</text:p>
      <text:p text:style-name="P1">Иванов обратился в суд с заявлением о признании брака<text:span text:style-name="T1"> </text:span>недействительным и привлечении Петровой Светланы Петровны к ответственности.</text:p>
      <text:p text:style-name="P1"/>
      <text:p text:style-name="P12"><text:span text:style-name="T2">В каких случаях брак признается недействительным</text:span><text:span text:style-name="Strong"><text:span text:style-name="T3">?</text:span></text:span></text:p>
      <text:p text:style-name="P1"/>
      <text:p text:style-name="P9">Нарушение основных формальностей: Если брак был заключен без соблюдения требований, предусмотренных законом, например, в случае отсутствия свидетельства о регистрации брака или нарушения сроков и процедуры его заключения.</text:p>
      <text:list xml:id="list3989072866" text:style-name="L1">
        <text:list-item>
          <text:p text:style-name="P8">Недееспособность одного из супругов: Если один из супругов на момент заключения брака имел недостаточную дееспособность или временную или постоянную недееспособность.</text:p>
        </text:list-item>
        <text:list-item>
          <text:p text:style-name="P8">Наличие запретных оснований: Если одно из запрещенных оснований для брака было присутствует на момент его заключения, например, наличие уже существующего брака, родственные отношения, невозможность полового акта и другие запреты, установленные законом.</text:p>
        </text:list-item>
        <text:list-item>
          <text:p text:style-name="P8">Обман или вынуждение: Если брак был заключен под воздействием обмана (ложные представления о существенных обстоятельствах) или вынуждения (физическое или психическое насилие, угрозы и т.д.).</text:p>
        </text:list-item>
        <text:list-item>
          <text:p text:style-name="P8">Отсутствие свободной воли: Если один из супругов не имел свободной воли при заключении брака, например, из-за наличия психического расстройства или психического состояния, лишающего способности понимать значение своих действий и принимать обоснованные решения.</text:p>
        </text:list-item>
      </text:list>
      <text:p text:style-name="P4"/>
      <text:p text:style-name="P12"><text:span text:style-name="Strong"><text:span text:style-name="T3">Какой порядок признания брака недействительным установлен семейным законодательством?</text:span></text:span></text:p>
      <text:p text:style-name="P12"><text:span text:style-name="Strong"><text:span text:style-name="T5"/></text:span></text:p>
      <text:p text:style-name="P11"><text:span text:style-name="Strong"><text:span text:style-name="T5">Согласно статье 34 Гражданского кодекса РФ, брак может быть признан недействительным судом по иску одного из супругов, органа записи актов гражданского состояния, заинтересованного органа опеки и попечительства, прокурора или иного заинтересованного лица.</text:span></text:span></text:p>
      <text:p text:style-name="Text_20_body">Порядок признания брака недействительным включает следующие этапы:</text:p>
      <text:list xml:id="list868484639" text:style-name="L2">
        <text:list-item>
          <text:p text:style-name="P10">Подача иска: Один из супругов или другое заинтересованное лицо должно подать иск в суд с требованием о признании брака недействительным. Иск должен содержать обоснование оснований, на которых основывается заявление о признании брака недействительным.</text:p>
        </text:list-item>
        <text:list-item>
          <text:p text:style-name="P10">Рассмотрение иска: Суд рассматривает представленный иск и осуществляет процедуру судебного разбирательства, в ходе которого собираются доказательства и выслушиваются свидетельские показания. Суд принимает решение на основе представленных доказательств и применимого законодательства.</text:p>
        </text:list-item>
        <text:list-item>
          <text:p text:style-name="P10"><text:soft-page-break/>Вынесение решения: Суд выносит решение о признании брака недействительным или об отказе в удовлетворении иска. Решение суда может быть обжаловано в установленном законом порядке.</text:p>
        </text:list-item>
        <text:list-item>
          <text:p text:style-name="P10">Запись акта гражданского состояния: В случае признания брака недействительным судебное решение направляется органу записи актов гражданского состояния, который производит запись о признании брака недействительным в соответствующих документах.</text:p>
        </text:list-item>
      </text:list>
      <text:p text:style-name="P12"><text:span text:style-name="Strong"><text:span text:style-name="T5"/></text:span></text:p>
      <text:p text:style-name="P12"><text:span text:style-name="Strong"><text:span text:style-name="T3">Может ли Петрова при таких условиях задачи быть привлечена к юридической ответственности? Если да, то к какому конкретно виду? Дайте правовую оценку ситуации.</text:span></text:span></text:p>
      <text:p text:style-name="P12"><text:span text:style-name="Strong"><text:span text:style-name="T5">В Российской Федерации существует статья 122 "Заражение ВИЧ-инфекцией" Уголовного кодекса Российской Федерации, которая регулирует ответственность за передачу ВИЧ-инфекции. Согласно этой статье, лицо, которое знает о своем инфицировании ВИЧ-инфекцией и преднамеренно передает ее другому лицу без предупреждения о своем статусе или без согласия этого лица, может привлекаться к уголовной ответственности. Ваша ситуация соответствует этим условиям, поскольку Петрова знала о своем статусе и не уведомила Иванова до заключения брака. </text:span></text:span></text:p>
      <text:p text:style-name="P12"><text:span text:style-name="Strong"><text:span text:style-name="T5"/></text:span></text:p>
      <text:p text:style-name="P12"><text:span text:style-name="Strong"><text:span text:style-name="T5"/></text:span></text:p>
      <text:p text:style-name="P12"><text:span text:style-name="Strong"><text:span text:style-name="T5"/></text:span></text:p>
      <text:p text:style-name="P12"><text:span text:style-name="Strong"><text:span text:style-name="T5"/></text:span></text:p>
      <text:p text:style-name="P12"><text:span text:style-name="Strong"><text:span text:style-name="T5"/></text:span></text:p>
      <text:p text:style-name="P12"><text:span text:style-name="Strong"><text:span text:style-name="T5"/></text:span></text:p>
      <text:p text:style-name="P12"><text:span text:style-name="Strong"><text:span text:style-name="T5"/></text:span></text:p>
      <text:p text:style-name="P12"><text:span text:style-name="Strong"><text:span text:style-name="T5"/></text:span></text:p>
      <text:p text:style-name="P12"><text:span text:style-name="Strong"><text:span text:style-name="T5"/></text:span></text:p>
      <text:p text:style-name="P12"><text:span text:style-name="Strong"><text:span text:style-name="T5"/></text:span></text:p>
      <text:p text:style-name="P12"><text:span text:style-name="Strong"><text:span text:style-name="T5"/></text:span></text:p>
      <text:p text:style-name="P12"><text:span text:style-name="Strong"><text:span text:style-name="T5"/></text:span></text:p>
      <text:p text:style-name="P12"><text:span text:style-name="Strong"><text:span text:style-name="T5"/></text:span></text:p>
      <text:p text:style-name="P12"><text:span text:style-name="Strong"><text:span text:style-name="T5"/></text:span></text:p>
      <text:p text:style-name="P12"><text:span text:style-name="Strong"><text:span text:style-name="T5"/></text:span></text:p>
      <text:p text:style-name="P12"><text:span text:style-name="Strong"><text:span text:style-name="T5"/></text:span></text:p>
      <text:p text:style-name="P12"><text:span text:style-name="Strong"><text:span text:style-name="T5"/></text:span></text:p>
      <text:p text:style-name="P12"><text:span text:style-name="Strong"><text:span text:style-name="T5"/></text:span></text:p>
      <text:p text:style-name="P12"><text:span text:style-name="Strong"><text:span text:style-name="T5"/></text:span></text:p>
      <text:p text:style-name="P12"><text:span text:style-name="Strong"><text:span text:style-name="T5"/></text:span></text:p>
      <text:p text:style-name="P12"><text:span text:style-name="Strong"><text:span text:style-name="T5"/></text:span></text:p>
      <text:p text:style-name="P12"><text:span text:style-name="Strong"><text:span text:style-name="T5"/></text:span></text:p>
      <text:p text:style-name="P12"><text:span text:style-name="Strong"><text:span text:style-name="T5"/></text:span></text:p>
      <text:p text:style-name="P12"><text:span text:style-name="Strong"><text:span text:style-name="T5"/></text:span></text:p>
      <text:p text:style-name="P12"><text:span text:style-name="Strong"><text:span text:style-name="T5"/></text:span></text:p>
      <text:p text:style-name="P12"><text:span text:style-name="Strong"><text:span text:style-name="T5"/></text:span></text:p>
      <text:p text:style-name="P12"><text:span text:style-name="Strong"><text:span text:style-name="T5"/></text:span></text:p>
      <text:p text:style-name="P12"><text:span text:style-name="Strong"><text:span text:style-name="T5"/></text:span></text:p>
      <text:p text:style-name="P12"><text:span text:style-name="Strong"><text:span text:style-name="T5"/></text:span></text:p>
      <text:p text:style-name="P5"><text:soft-page-break/><text:span text:style-name="T8">Задача 2</text:span></text:p>
      <text:p text:style-name="P6"/>
      <text:p text:style-name="P2"><text:span text:style-name="T1">25 мая 2019 года Иванов Иван Иванович зарегистрировал брак с Петровой Светланой Петровной. 15 июля 2019 года супруги приобрели 2-х комнатную квартиру, стоимостью 4 млн рублей, деньги на которую Иванов снял со своего счета, открытого 7 апреля 2017 года.</text:span></text:p>
      <text:p text:style-name="P2"><text:span text:style-name="T1">Через 5 месяца после заключения брака Иванов узнает, что его жена Петрова уже 3 года стоит на учете в психоневрологическом диспансере в связи с наличием у нее шизофрении и в 2018 году в отношении нее принято судебное решении о признании ее недееспособной вследствие психического расстройства. </text:span></text:p>
      <text:p text:style-name="P3"><text:span text:style-name="Strong"><text:span text:style-name="T6">Иванов обратился в суд с заявлением о признании брака недействительным.</text:span></text:span></text:p>
      <text:p text:style-name="P12"><text:span text:style-name="Strong"><text:span text:style-name="T5"/></text:span></text:p>
      <text:p text:style-name="P11"><text:span text:style-name="Strong"><text:span text:style-name="T5">Согласно законодательству Российской Федерации, имущество, приобретенное супругами во время брака, считается совместной собственностью обоих супругов, если иное не предусмотрено соглашением между супругами.</text:span></text:span></text:p>
      <text:p text:style-name="Text_20_body">В вашем случае, 2-х комнатная квартира, приобретенная супругами 15 июля 2019 года, будет считаться совместной собственностью Иванова Ивана Ивановича и Петровой Светланы Петровны. Это означает, что каждый из супругов будет иметь право на долю в этой квартире.</text:p>
      <text:p text:style-name="Text_20_body">Однако, если Иванов Иван Иванович сможет успешно доказать недействительность брака в суде, то суд может принять решение о разделе имущества. В этом случае, суд рассмотрит обстоятельства дела, включая информацию о психическом расстройстве и недееспособности Петровой, и принимая во внимание законодательство и юридические нормы, примет решение о разделе имущества в соответствии с конкретными обстоятельствами дела.</text:p>
      <text:p text:style-name="P12"><text:span text:style-name="Strong"><text:span text:style-name="T5"/></text:span></text:p>
      <text:p text:style-name="P12"><text:span text:style-name="Strong"><text:span text:style-name="T5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5"><text:soft-page-break/><text:span text:style-name="T8">Задача 3</text:span></text:p>
      <text:p text:style-name="P7"/>
      <text:p text:style-name="P2"><text:span text:style-name="T1">25 апреля 2020 года Петрова Светлана Петровна обратилась в суд по месту жительства с иском о признании недействительным брака с Ивановым Иваном Ивановичем. В исковом заявлении Петрова указала, что ответчик вступил с ней в брак без намерения создать семью и руководствовался лишь желанием получить прописку в городе. Ввиду этого, между супругами отсутствует чувство любви, сложились неприязненные отношения, а ответчик собирается в ближайшее время обратиться в суд с требованием о разделе жилой площади. </text:span></text:p>
      <text:p text:style-name="P3"><text:span text:style-name="Strong"><text:span text:style-name="T7">Иванов возражает против предъявленных требований, поясняя, что вступил в брак по любви, но в последствии между супругами по вине истицы <text:s/>начались разлады. Ответчик также указал, что с истицей они прожили совместно 3 года, он всегда приносил домой заработную плату, заботился о жене. Ввиду возникших неприязненных отношений между ним и женой и невозможностью из-за этого совместного проживания, он действительно собирается разделить их жилую площадь.</text:span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  <text:p text:style-name="P12"><text:span text:style-name="Strong"><text:span text:style-name="T3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entury Schoolbook" svg:font-family="'Century Schoolbook'" style:font-family-generic="roman" style:font-pitch="variable"/>
    <style:font-face style:name="Century Schoolbook1" svg:font-family="'Century Schoolboo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</style:style>
    <style:style style:name="rtejustify" style:family="paragraph" style:parent-style-name="Standard" style:default-outline-level="">
      <style:paragraph-properties fo:margin-top="0.494cm" fo:margin-bottom="0.494cm" style:contextual-spacing="false"/>
      <style:text-properties style:font-name-asian="Times New Roman" style:font-family-asian="'Times New Roman'" style:font-family-generic-asian="system" style:font-pitch-asian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Strong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5T22:57:02.043000000</dc:date>
    <meta:editing-duration>PT14S</meta:editing-duration>
    <meta:editing-cycles>1</meta:editing-cycles>
    <meta:document-statistic meta:table-count="0" meta:image-count="0" meta:object-count="0" meta:page-count="4" meta:paragraph-count="27" meta:word-count="804" meta:character-count="6078" meta:non-whitespace-character-count="5305"/>
    <meta:generator>LibreOffice/7.2.0.4$Windows_X86_64 LibreOffice_project/9a9c6381e3f7a62afc1329bd359cc48accb6435b</meta:generator>
  </office:meta>
</office:document-meta>
</file>